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none" draw:textarea-vertical-align="middle"/>
    </style:style>
    <style:style style:name="gr3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81cm" svg:height="2.032cm" svg:x="6.715cm" svg:y="2.27cm">
          <text:p text:style-name="P1"><text:span text:style-name="T1">Modify IA-3</text:span><text:span text:style-name="T1"><text:line-break/></text:span><text:span text:style-name="T1">baseline</text:span><text:span text:style-name="T1"><text:line-break/></text:span><text:span text:style-name="T1">impact lev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rect draw:style-name="gr2" draw:text-style-name="P2" draw:layer="layout" svg:width="22.098cm" svg:height="2.54cm" svg:x="2.016cm" svg:y="2.016cm">
          <text:p/>
        </draw:rect>
        <draw:custom-shape draw:style-name="gr1" draw:text-style-name="P1" xml:id="id1" draw:id="id1" draw:layer="layout" svg:width="3.81cm" svg:height="2.032cm" svg:x="2.27cm" svg:y="2.27cm">
          <text:p text:style-name="P1"><text:span text:style-name="T1">Select IA-3</text:span><text:span text:style-name="T1"><text:line-break/></text:span><text:span text:style-name="T1">for tailo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3.81cm" svg:height="2.032cm" svg:x="11.16cm" svg:y="2.27cm">
          <text:p text:style-name="P1"><text:span text:style-name="T1">Add rationale</text:span><text:span text:style-name="T1"><text:line-break/></text:span><text:span text:style-name="T1">for baseline</text:span><text:span text:style-name="T1"><text:line-break/></text:span><text:span text:style-name="T1">modific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3.81cm" svg:height="2.032cm" svg:x="15.605cm" svg:y="2.27cm">
          <text:p text:style-name="P1"><text:span text:style-name="T1">Add ICS-</text:span><text:span text:style-name="T1"><text:line-break/></text:span><text:span text:style-name="T1">specific</text:span><text:span text:style-name="T1"><text:line-break/></text:span><text:span text:style-name="T1">guida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3.81cm" svg:height="2.032cm" svg:x="20.05cm" svg:y="2.27cm">
          <text:p text:style-name="P1"><text:span text:style-name="T1">Copy-paste</text:span><text:span text:style-name="T1"><text:line-break/></text:span><text:span text:style-name="T1">generated</text:span><text:span text:style-name="T1"><text:line-break/></text:span><text:span text:style-name="T1">X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6.08cm" svg:y1="3.286cm" svg:x2="6.715cm" svg:y2="3.286cm" draw:start-shape="id1" draw:start-glue-point="7" draw:end-shape="id2" draw:end-glue-point="5" svg:d="M6080 3286h635">
          <text:p/>
        </draw:connector>
        <draw:connector draw:style-name="gr3" draw:text-style-name="P2" draw:layer="layout" draw:type="line" svg:x1="10.525cm" svg:y1="3.286cm" svg:x2="11.16cm" svg:y2="3.286cm" draw:start-shape="id2" draw:start-glue-point="7" draw:end-shape="id3" draw:end-glue-point="5" svg:d="M10525 3286h635">
          <text:p/>
        </draw:connector>
        <draw:connector draw:style-name="gr3" draw:text-style-name="P2" draw:layer="layout" draw:type="line" svg:x1="14.97cm" svg:y1="3.286cm" svg:x2="15.605cm" svg:y2="3.286cm" draw:start-shape="id3" draw:start-glue-point="7" draw:end-shape="id4" draw:end-glue-point="5" svg:d="M14970 3286h635">
          <text:p/>
        </draw:connector>
        <draw:connector draw:style-name="gr3" draw:text-style-name="P2" draw:layer="layout" draw:type="line" svg:x1="19.415cm" svg:y1="3.286cm" svg:x2="20.05cm" svg:y2="3.286cm" draw:start-shape="id4" draw:start-glue-point="7" draw:end-shape="id5" draw:end-glue-point="5" svg:d="M19415 3286h6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hua Lubell</meta:initial-creator>
    <meta:creation-date>2016-04-11T11:57:03.90</meta:creation-date>
    <dc:date>2016-04-11T15:32:00.35</dc:date>
    <dc:creator>Joshua Lubell</dc:creator>
    <meta:editing-duration>PT34M22S</meta:editing-duration>
    <meta:editing-cycles>7</meta:editing-cycles>
    <meta:generator>OpenOffice/4.1.2$Win32 OpenOffice.org_project/412m3$Build-9782</meta:generator>
    <meta:document-statistic meta:object-count="10"/>
  </office:meta>
</office:document-meta>
</file>